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Рецензия на статью Е.В.Корныхина<text:line-break/>«Генерация тестовых данных для системного функционального тестирования <text:span text:style-name="T1">FIFO-</text:span>кэш-памяти микропроцессоров»</text:h>
      <text:h text:style-name="Heading_20_1" text:outline-level="1"/>
      <text:p text:style-name="P2"><text:tab/>Статья Е.В.Корныхина «Генерация тестовых данных для системного функционального тестирования <text:span text:style-name="T1">FIFO</text:span>-кэш-памяти микропроцессоров»<text:span text:style-name="T1"> </text:span>относится к области проектирования микропроцессоров. Проектирование зачастую включает в себя проведение тестирования дизайна микропроцессора. При этом возникает задача построения тестовых программ и тестовых данных, которой посвящена статья.</text:p>
      <text:p text:style-name="P2"><text:tab/>Статья состоит из 6 пунктов, включающих введение и заключение. Завершается статья списком литературы. Второй раздел статьи посвящен обзору работ по системному функциональному тестированию микропроцессоров. Третий, четвертый и пятый разделы <text:s/>статьи посвящены генерации тестовых данных<text:span text:style-name="T1"> </text:span>для полностью ассоциативной кэш-памяти, кэш-памяти прямого отображения и кэш-памяти произвольной организации. </text:p>
      <text:p text:style-name="P2"><text:span text:style-name="T1"><text:tab/>В </text:span>статье предлагается перспективный метод генерации тестовых данных с использованием решения уравнений на конечные множества целых чисел, поскольку он позволяет сократить количество вычислений, необходимых для построения тестовых программ.</text:p>
      <text:p text:style-name="P2"><text:span text:style-name="T1"><text:tab/></text:span>Из недостатков можно отметить несоответствие оформления статьи требованиям, принятым для журнала «<text:span text:style-name="T3">Вычислительные методы и программирование».</text:span></text:p>
      <text:p text:style-name="P2"><text:span text:style-name="T1"><text:tab/>Р</text:span>екомендую принять статью к публикации после редакторской правки.</text:p>
      <text:p text:style-name="P2"/>
      <text:p text:style-name="P2"/>
      <text:p text:style-name="P2">проф., д.ф.-м.н. Томилин Александр Николаевич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06T12:28:25.76</dc:date>
    <dc:creator>Ivan Ivanov</dc:creator>
    <meta:editing-duration>PT00H48M57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7" meta:word-count="152" meta:character-count="1392"/>
    <meta:user-defined meta:name="Info 1"/>
    <meta:user-defined meta:name="Info 2"/>
    <meta:user-defined meta:name="Info 3"/>
    <meta:user-defined meta:name="Info 4"/>
  </office:meta>
</office:document-meta>
</file>